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215in" table:align="left"/>
    </style:style>
    <style:style style:name="Table1.A" style:family="table-column">
      <style:table-column-properties style:column-width="1.666in"/>
    </style:style>
    <style:style style:name="Table1.B" style:family="table-column">
      <style:table-column-properties style:column-width="1.7438in"/>
    </style:style>
    <style:style style:name="Table1.C" style:family="table-column">
      <style:table-column-properties style:column-width="2.511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Horizontal_20_Line">
      <style:text-properties style:font-size-asian="5.25pt"/>
    </style:style>
    <style:style style:name="P3" style:family="paragraph" style:parent-style-name="Heading_20_1">
      <style:text-properties fo:font-size="6pt" style:font-size-asian="5.25pt" style:font-size-complex="6pt"/>
    </style:style>
    <style:style style:name="P4" style:family="paragraph" style:parent-style-name="Text_20_body" style:list-style-name="L1">
      <style:text-properties fo:font-size="6pt" style:font-size-asian="5.25pt" style:font-size-complex="6pt"/>
    </style:style>
    <style:style style:name="P5" style:family="paragraph" style:parent-style-name="Text_20_body" style:list-style-name="L2">
      <style:text-properties fo:font-size="6pt" style:font-size-asian="5.25pt" style:font-size-complex="6pt"/>
    </style:style>
    <style:style style:name="P6" style:family="paragraph" style:parent-style-name="Text_20_body" style:list-style-name="L3">
      <style:text-properties fo:font-size="6pt" style:font-size-asian="5.25pt" style:font-size-complex="6pt"/>
    </style:style>
    <style:style style:name="P7" style:family="paragraph" style:parent-style-name="Heading_20_3">
      <style:text-properties fo:font-size="6pt" style:font-size-asian="5.25pt" style:font-size-complex="6pt"/>
    </style:style>
    <style:style style:name="P8" style:family="paragraph" style:parent-style-name="Text_20_body" style:list-style-name="L4">
      <style:text-properties fo:font-size="6pt" style:font-size-asian="5.25pt" style:font-size-complex="6pt"/>
    </style:style>
    <style:style style:name="P9" style:family="paragraph" style:parent-style-name="Text_20_body" style:list-style-name="L5">
      <style:text-properties fo:font-size="6pt" style:font-size-asian="5.25pt" style:font-size-complex="6pt"/>
    </style:style>
    <style:style style:name="P10" style:family="paragraph" style:parent-style-name="Text_20_body" style:list-style-name="L6">
      <style:text-properties fo:font-size="6pt" style:font-size-asian="5.25pt" style:font-size-complex="6pt"/>
    </style:style>
    <style:style style:name="P11" style:family="paragraph" style:parent-style-name="Text_20_body" style:list-style-name="L7">
      <style:text-properties fo:font-size="6pt" style:font-size-asian="5.25pt" style:font-size-complex="6pt"/>
    </style:style>
    <style:style style:name="P12" style:family="paragraph" style:parent-style-name="Text_20_body" style:list-style-name="L8">
      <style:text-properties fo:font-size="6pt" style:font-size-asian="5.25pt" style:font-size-complex="6pt"/>
    </style:style>
    <style:style style:name="P13" style:family="paragraph" style:parent-style-name="Text_20_body" style:list-style-name="L9">
      <style:text-properties fo:font-size="6pt" style:font-size-asian="5.25pt" style:font-size-complex="6pt"/>
    </style:style>
    <style:style style:name="P14" style:family="paragraph" style:parent-style-name="Text_20_body" style:list-style-name="L10">
      <style:text-properties fo:font-size="6pt" style:font-size-asian="5.25pt" style:font-size-complex="6pt"/>
    </style:style>
    <style:style style:name="P15" style:family="paragraph" style:parent-style-name="Text_20_body" style:list-style-name="L11">
      <style:text-properties fo:font-size="6pt" style:font-size-asian="5.25pt" style:font-size-complex="6pt"/>
    </style:style>
    <style:style style:name="P16" style:family="paragraph" style:parent-style-name="Text_20_body" style:list-style-name="L12">
      <style:text-properties fo:font-size="6pt" style:font-size-asian="5.25pt" style:font-size-complex="6pt"/>
    </style:style>
    <style:style style:name="P17" style:family="paragraph" style:parent-style-name="Text_20_body" style:list-style-name="L13">
      <style:text-properties fo:font-size="6pt" style:font-size-asian="5.25pt" style:font-size-complex="6pt"/>
    </style:style>
    <style:style style:name="P18" style:family="paragraph" style:parent-style-name="Text_20_body" style:list-style-name="L14">
      <style:text-properties fo:font-size="6pt" style:font-size-asian="5.25pt" style:font-size-complex="6pt"/>
    </style:style>
    <style:style style:name="P19" style:family="paragraph" style:parent-style-name="Text_20_body" style:list-style-name="L15">
      <style:text-properties fo:font-size="6pt" style:font-size-asian="5.25pt" style:font-size-complex="6pt"/>
    </style:style>
    <style:style style:name="P20" style:family="paragraph" style:parent-style-name="Text_20_body" style:list-style-name="L16">
      <style:text-properties fo:font-size="6pt" style:font-size-asian="5.25pt" style:font-size-complex="6pt"/>
    </style:style>
    <style:style style:name="P21" style:family="paragraph" style:parent-style-name="Text_20_body" style:list-style-name="L17">
      <style:text-properties fo:font-size="6pt" style:font-size-asian="5.25pt" style:font-size-complex="6pt"/>
    </style:style>
    <style:style style:name="P22" style:family="paragraph" style:parent-style-name="Text_20_body" style:list-style-name="L18">
      <style:text-properties fo:font-size="6pt" style:font-size-asian="5.25pt" style:font-size-complex="6pt"/>
    </style:style>
    <style:style style:name="P23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he version you can give to investors, partners, or accelerators<text:line-break/>— OR use internally to clarify the business.</text:p>
      <text:p text:style-name="P1">Here we go.</text:p>
      <text:p text:style-name="P2"/>
      <text:h text:style-name="P3" text:outline-level="1"><text:span text:style-name="Strong_20_Emphasis">📘 Document #4 — Investor Pitch (Executive Summary + Opportunity + Business Model)</text:span></text:h>
      <text:p text:style-name="P1"><text:span text:style-name="Strong_20_Emphasis">RoboChef: Automated Humanoid Meal Preparation System with Encrypted Ingredient Authorization</text:span><text:line-break/><text:span text:style-name="Strong_20_Emphasis">Inventor:</text:span> <text:span text:style-name="Emphasis">Meir Niv</text:span><text:line-break/>*<text:span text:style-name="Emphasis">Confidential — Draft for Investors / Internal Alignment</text:span></text:p>
      <text:p text:style-name="P2"/>
      <text:h text:style-name="P3" text:outline-level="1"><text:span text:style-name="Strong_20_Emphasis">1. The Problem</text:span></text:h>
      <text:p text:style-name="P1">Modern households face four simultaneous problems:</text:p>
      <text:list text:style-name="L1">
        <text:list-item>
          <text:p text:style-name="P4"><text:span text:style-name="Strong_20_Emphasis">Time Scarcity</text:span><text:line-break/>People have less time than ever to cook healthy, high-quality meals.</text:p>
        </text:list-item>
        <text:list-item>
          <text:p text:style-name="P4"><text:span text:style-name="Strong_20_Emphasis">Inconsistent Quality</text:span><text:line-break/>Even premium meal kits require human labor, skill, and time.</text:p>
        </text:list-item>
        <text:list-item>
          <text:p text:style-name="P4"><text:span text:style-name="Strong_20_Emphasis">Labor Shortage in Restaurants</text:span><text:line-break/>Restaurants are battling skyrocketing labor costs and unreliable staff.</text:p>
        </text:list-item>
        <text:list-item>
          <text:p text:style-name="P4"><text:span text:style-name="Strong_20_Emphasis">Food Safety &amp; Counterfeiting</text:span><text:line-break/>Supply chain integrity is difficult to verify; bad ingredients lead to illness and liability.</text:p>
        </text:list-item>
      </text:list>
      <text:p text:style-name="P2"/>
      <text:h text:style-name="P3" text:outline-level="1"><text:span text:style-name="Strong_20_Emphasis">2. The Solution — RoboChef</text:span></text:h>
      <text:p text:style-name="P1"><text:span text:style-name="Strong_20_Emphasis">RoboChef is the world’s first full-scale humanoid cooking system that:</text:span></text:p>
      <text:list text:style-name="L2">
        <text:list-item>
          <text:p text:style-name="P5">Uses a <text:span text:style-name="Strong_20_Emphasis">humanoid robot</text:span> to cook anything a human chef can cook.</text:p>
        </text:list-item>
        <text:list-item>
          <text:p text:style-name="P5">Accepts only ingredients carrying a <text:span text:style-name="Strong_20_Emphasis">daily-rotating encrypted authorization code (AEC)</text:span>.</text:p>
        </text:list-item>
        <text:list-item>
          <text:p text:style-name="P5">Reads and validates sealed ingredient packages before opening them.</text:p>
        </text:list-item>
        <text:list-item>
          <text:p text:style-name="P5">Executes professional recipes exactly, consistently, safely.</text:p>
        </text:list-item>
        <text:list-item>
          <text:p text:style-name="P5">Works with <text:span text:style-name="Strong_20_Emphasis">standard kitchen appliances</text:span> — no custom robot kitchen required.</text:p>
        </text:list-item>
        <text:list-item>
          <text:p text:style-name="P5">Learns the family's tastes through AI + cloud data feedback.</text:p>
        </text:list-item>
        <text:list-item>
          <text:p text:style-name="P5">Scales from single-meal households to restaurants.</text:p>
        </text:list-item>
      </text:list>
      <text:p text:style-name="P1">This system combines:</text:p>
      <text:p text:style-name="P1">✔ Robotics<text:line-break/>✔ AI personalization<text:line-break/>✔ Food supply authentication (AEC)<text:line-break/>✔ Recurring revenue business model</text:p>
      <text:p text:style-name="P1">into a single patented platform.</text:p>
      <text:p text:style-name="P2"/>
      <text:h text:style-name="P3" text:outline-level="1"><text:span text:style-name="Strong_20_Emphasis">3. Why Now? (Perfect Market Timing)</text:span></text:h>
      <text:list text:style-name="L3">
        <text:list-item>
          <text:p text:style-name="P6"><text:span text:style-name="Strong_20_Emphasis">Explosion of humanoid robots</text:span><text:line-break/>China, Japan, Israel, and the U.S. are mass-producing humanoids at rapidly falling prices.</text:p>
        </text:list-item>
        <text:list-item>
          <text:p text:style-name="P6"><text:span text:style-name="Strong_20_Emphasis">AI cooking &amp; vision models</text:span> are now capable of:</text:p>
          <text:list>
            <text:list-item>
              <text:p text:style-name="P6">ingredient identification</text:p>
            </text:list-item>
            <text:list-item>
              <text:p text:style-name="P6">motion planning</text:p>
            </text:list-item>
            <text:list-item>
              <text:p text:style-name="P6">safe appliance operation</text:p>
            </text:list-item>
          </text:list>
        </text:list-item>
        <text:list-item>
          <text:p text:style-name="P6"><text:span text:style-name="Strong_20_Emphasis">Shifts toward convenience + automation</text:span><text:line-break/>Consumers are ready to outsource meal preparation entirely.</text:p>
        </text:list-item>
        <text:list-item>
          <text:p text:style-name="P6"><text:span text:style-name="Strong_20_Emphasis">Global food supply chain needs authentication</text:span><text:line-break/>RoboChef’s AEC system is <text:span text:style-name="Strong_20_Emphasis">exactly</text:span> the kind of security layer governments are beginning to require.</text:p>
        </text:list-item>
      </text:list>
      <text:p text:style-name="P2"><text:soft-page-break/></text:p>
      <text:h text:style-name="P3" text:outline-level="1"><text:span text:style-name="Strong_20_Emphasis">4. What Makes This Patentable and Unique</text:span></text:h>
      <text:h text:style-name="P7" text:outline-level="3"><text:span text:style-name="Strong_20_Emphasis">A. The Ingredient Authorization System (AEC)</text:span></text:h>
      <text:p text:style-name="P1">This alone is a massive patent opportunity.</text:p>
      <text:list text:style-name="L4">
        <text:list-item>
          <text:p text:style-name="P8">RoboChef only accepts packages with a <text:span text:style-name="Strong_20_Emphasis">daily-rotating encrypted key</text:span>.</text:p>
        </text:list-item>
        <text:list-item>
          <text:p text:style-name="P8">Wrong code → robot rejects ingredient → prevents contamination, fraud, and counterfeit supplies.</text:p>
        </text:list-item>
        <text:list-item>
          <text:p text:style-name="P8">Codes are issued ONLY by the RoboChef authority.</text:p>
        </text:list-item>
        <text:list-item>
          <text:p text:style-name="P8">Vendors must <text:span text:style-name="Strong_20_Emphasis">buy codes</text:span> to sell “RoboChef Ready” ingredients.</text:p>
        </text:list-item>
      </text:list>
      <text:p text:style-name="P1">This system becomes a <text:span text:style-name="Strong_20_Emphasis">global licensing platform</text:span>, similar to:</text:p>
      <text:list text:style-name="L5">
        <text:list-item>
          <text:p text:style-name="P9">Nespresso® (pods)</text:p>
        </text:list-item>
        <text:list-item>
          <text:p text:style-name="P9">Keurig® (coffee licensing)</text:p>
        </text:list-item>
        <text:list-item>
          <text:p text:style-name="P9">Printer cartridges (authentication chips)</text:p>
        </text:list-item>
        <text:list-item>
          <text:p text:style-name="P9">Apple MFI program</text:p>
        </text:list-item>
      </text:list>
      <text:p text:style-name="P1">But for <text:span text:style-name="Emphasis">the entire global food supply chain</text:span>.</text:p>
      <text:h text:style-name="P7" text:outline-level="3"><text:span text:style-name="Strong_20_Emphasis">B. The Humanoid Implementation</text:span></text:h>
      <text:list text:style-name="L6">
        <text:list-item>
          <text:p text:style-name="P10">Use of a general-purpose humanoid as the cooking machine</text:p>
        </text:list-item>
        <text:list-item>
          <text:p text:style-name="P10">Or a dedicated robotic kitchen appliance (second embodiment)</text:p>
        </text:list-item>
        <text:list-item>
          <text:p text:style-name="P10">Both covered under the same patent family</text:p>
        </text:list-item>
      </text:list>
      <text:h text:style-name="P7" text:outline-level="3"><text:span text:style-name="Strong_20_Emphasis">C. Sealed Packages + Code-Based Unlocking</text:span></text:h>
      <text:list text:style-name="L7">
        <text:list-item>
          <text:p text:style-name="P11">Robot cannot open ANY package unless AEC is verified.</text:p>
        </text:list-item>
        <text:list-item>
          <text:p text:style-name="P11">Protects health, trademarked recipes, copyrighted culinary creations.</text:p>
        </text:list-item>
      </text:list>
      <text:h text:style-name="P7" text:outline-level="3"><text:span text:style-name="Strong_20_Emphasis">D. Cloud AI Meal Orchestration</text:span></text:h>
      <text:list text:style-name="L8">
        <text:list-item>
          <text:p text:style-name="P12">Personalized cooking plan</text:p>
        </text:list-item>
        <text:list-item>
          <text:p text:style-name="P12">Family taste model</text:p>
        </text:list-item>
        <text:list-item>
          <text:p text:style-name="P12">Professional chef recipes enforced by robotic precision</text:p>
        </text:list-item>
      </text:list>
      <text:p text:style-name="P2"/>
      <text:h text:style-name="P3" text:outline-level="1"><text:span text:style-name="Strong_20_Emphasis">5. Business Model (Massively Scalable)</text:span></text:h>
      <text:h text:style-name="P7" text:outline-level="3"><text:span text:style-name="Strong_20_Emphasis">1. AEC Licensing (Primary Revenue)</text:span></text:h>
      <text:p text:style-name="P1">Every ingredient sold for RoboChef must have an authorized encrypted code.</text:p>
      <text:p text:style-name="P1">Revenue stream:</text:p>
      <text:list text:style-name="L9">
        <text:list-item>
          <text:p text:style-name="P13">Vendors pay to license codes</text:p>
        </text:list-item>
        <text:list-item>
          <text:p text:style-name="P13">Codes rotate daily</text:p>
        </text:list-item>
        <text:list-item>
          <text:p text:style-name="P13">Codes tied to vendor ID, freshness, and cryptographic signature</text:p>
        </text:list-item>
        <text:list-item>
          <text:p text:style-name="P13">Restaurant suppliers may subscribe monthly</text:p>
        </text:list-item>
      </text:list>
      <text:p text:style-name="P1"><text:span text:style-name="Strong_20_Emphasis">This becomes a global food-tech platform.<text:line-break/>Recurring revenue. High margin. Extremely defensible.</text:span></text:p>
      <text:h text:style-name="P7" text:outline-level="3"><text:span text:style-name="Strong_20_Emphasis">2. Hardware Sales (Humanoid or Appliance)</text:span></text:h>
      <text:list text:style-name="L10">
        <text:list-item>
          <text:p text:style-name="P14">Personal unit</text:p>
        </text:list-item>
        <text:list-item>
          <text:p text:style-name="P14">Family unit</text:p>
        </text:list-item>
        <text:list-item>
          <text:p text:style-name="P14">Restaurant unit<text:line-break/>Each priced differently, with optional financing.</text:p>
        </text:list-item>
      </text:list>
      <text:h text:style-name="P7" text:outline-level="3"><text:soft-page-break/><text:span text:style-name="Strong_20_Emphasis">3. Subscription Services</text:span></text:h>
      <text:list text:style-name="L11">
        <text:list-item>
          <text:p text:style-name="P15">Cloud AI</text:p>
        </text:list-item>
        <text:list-item>
          <text:p text:style-name="P15">Recipe library</text:p>
        </text:list-item>
        <text:list-item>
          <text:p text:style-name="P15">Safety updates</text:p>
        </text:list-item>
        <text:list-item>
          <text:p text:style-name="P15">Taste model personalization</text:p>
        </text:list-item>
        <text:list-item>
          <text:p text:style-name="P15">Chef-branded recipes (royalties for world chefs)</text:p>
        </text:list-item>
      </text:list>
      <text:h text:style-name="P7" text:outline-level="3"><text:span text:style-name="Strong_20_Emphasis">4. Data Revenue</text:span></text:h>
      <text:list text:style-name="L12">
        <text:list-item>
          <text:p text:style-name="P16">Aggregate cooking trends</text:p>
        </text:list-item>
        <text:list-item>
          <text:p text:style-name="P16">Dietary preference models</text:p>
        </text:list-item>
        <text:list-item>
          <text:p text:style-name="P16">Vendor quality scoring<text:line-break/>(All anonymized; opt-in)</text:p>
        </text:list-item>
      </text:list>
      <text:p text:style-name="P2"/>
      <text:h text:style-name="P3" text:outline-level="1"><text:span text:style-name="Strong_20_Emphasis">6. Target Markets</text:span></text:h>
      <text:h text:style-name="P7" text:outline-level="3"><text:span text:style-name="Strong_20_Emphasis">A. Households</text:span></text:h>
      <text:list text:style-name="L13">
        <text:list-item>
          <text:p text:style-name="P17">Busy families</text:p>
        </text:list-item>
        <text:list-item>
          <text:p text:style-name="P17">Elderly or disabled individuals</text:p>
        </text:list-item>
        <text:list-item>
          <text:p text:style-name="P17">High-income professionals</text:p>
        </text:list-item>
        <text:list-item>
          <text:p text:style-name="P17">Tech-first adopters</text:p>
        </text:list-item>
      </text:list>
      <text:h text:style-name="P7" text:outline-level="3"><text:span text:style-name="Strong_20_Emphasis">B. Restaurants / Ghost Kitchens</text:span></text:h>
      <text:list text:style-name="L14">
        <text:list-item>
          <text:p text:style-name="P18">24/7 operation</text:p>
        </text:list-item>
        <text:list-item>
          <text:p text:style-name="P18">No sick days</text:p>
        </text:list-item>
        <text:list-item>
          <text:p text:style-name="P18">Always consistent food</text:p>
        </text:list-item>
        <text:list-item>
          <text:p text:style-name="P18">Perfect scaling for franchises</text:p>
        </text:list-item>
      </text:list>
      <text:h text:style-name="P7" text:outline-level="3"><text:span text:style-name="Strong_20_Emphasis">C. Institutional Kitchens</text:span></text:h>
      <text:list text:style-name="L15">
        <text:list-item>
          <text:p text:style-name="P19">Hospitals</text:p>
        </text:list-item>
        <text:list-item>
          <text:p text:style-name="P19">Schools</text:p>
        </text:list-item>
        <text:list-item>
          <text:p text:style-name="P19">Hotels</text:p>
        </text:list-item>
        <text:list-item>
          <text:p text:style-name="P19">Military kitchens</text:p>
        </text:list-item>
        <text:list-item>
          <text:p text:style-name="P19">Offshore rigs and ships</text:p>
        </text:list-item>
      </text:list>
      <text:p text:style-name="P2"/>
      <text:h text:style-name="P3" text:outline-level="1"><text:span text:style-name="Strong_20_Emphasis">7. Competitive Landscap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mpetitor</text:p>
            </table:table-cell>
            <table:table-cell table:style-name="Table1.A1" office:value-type="string">
              <text:p text:style-name="Table_20_Heading">Weakness</text:p>
            </table:table-cell>
            <table:table-cell table:style-name="Table1.A1" office:value-type="string">
              <text:p text:style-name="Table_20_Heading">RoboChef Advantage</text:p>
            </table:table-cell>
          </table:table-row>
        </table:table-header-rows>
        <table:table-row>
          <table:table-cell table:style-name="Table1.A1" office:value-type="string">
            <text:p text:style-name="Table_20_Contents">Moley robotic kitchen</text:p>
          </table:table-cell>
          <table:table-cell table:style-name="Table1.A1" office:value-type="string">
            <text:p text:style-name="Table_20_Contents">Custom kitchen cost</text:p>
          </table:table-cell>
          <table:table-cell table:style-name="Table1.A1" office:value-type="string">
            <text:p text:style-name="Table_20_Contents">Works with <text:span text:style-name="Emphasis">any</text:span> home kitchen</text:p>
          </table:table-cell>
        </table:table-row>
        <table:table-row>
          <table:table-cell table:style-name="Table1.A1" office:value-type="string">
            <text:p text:style-name="Table_20_Contents">Cooking robots (China)</text:p>
          </table:table-cell>
          <table:table-cell table:style-name="Table1.A1" office:value-type="string">
            <text:p text:style-name="Table_20_Contents">Single-task machines</text:p>
          </table:table-cell>
          <table:table-cell table:style-name="Table1.A1" office:value-type="string">
            <text:p text:style-name="Table_20_Contents">Humanoid = multi-purpose</text:p>
          </table:table-cell>
        </table:table-row>
        <table:table-row>
          <table:table-cell table:style-name="Table1.A1" office:value-type="string">
            <text:p text:style-name="Table_20_Contents">Meal kits</text:p>
          </table:table-cell>
          <table:table-cell table:style-name="Table1.A1" office:value-type="string">
            <text:p text:style-name="Table_20_Contents">Still require human labor</text:p>
          </table:table-cell>
          <table:table-cell table:style-name="Table1.A1" office:value-type="string">
            <text:p text:style-name="Table_20_Contents">Zero labor required</text:p>
          </table:table-cell>
        </table:table-row>
        <table:table-row>
          <table:table-cell table:style-name="Table1.A1" office:value-type="string">
            <text:p text:style-name="Table_20_Contents">Restaurant automation</text:p>
          </table:table-cell>
          <table:table-cell table:style-name="Table1.A1" office:value-type="string">
            <text:p text:style-name="Table_20_Contents">No household solution</text:p>
          </table:table-cell>
          <table:table-cell table:style-name="Table1.A1" office:value-type="string">
            <text:p text:style-name="Table_20_Contents">RoboChef covers home + restaurant</text:p>
          </table:table-cell>
        </table:table-row>
      </table:table>
      <text:p text:style-name="P1"><text:span text:style-name="Strong_20_Emphasis">No competitor has AEC — the most valuable patent element.</text:span></text:p>
      <text:p text:style-name="P2"/>
      <text:h text:style-name="P3" text:outline-level="1"><text:span text:style-name="Strong_20_Emphasis">8. Why This Will Win</text:span></text:h>
      <text:list text:style-name="L16">
        <text:list-item>
          <text:p text:style-name="P20">Solves a universal problem: <text:span text:style-name="Strong_20_Emphasis">everyone eats daily</text:span></text:p>
        </text:list-item>
        <text:list-item>
          <text:p text:style-name="P20">Creates a new global standard for <text:span text:style-name="Strong_20_Emphasis">authenticated food packages</text:span></text:p>
        </text:list-item>
        <text:list-item>
          <text:p text:style-name="P20"><text:soft-page-break/>Uses humanoids that will soon be cheap and everywhere</text:p>
        </text:list-item>
        <text:list-item>
          <text:p text:style-name="P20">Produces recurring, high-margin revenue</text:p>
        </text:list-item>
        <text:list-item>
          <text:p text:style-name="P20">Easily franchisable</text:p>
        </text:list-item>
        <text:list-item>
          <text:p text:style-name="P20">AI makes it smarter with every meal</text:p>
        </text:list-item>
        <text:list-item>
          <text:p text:style-name="P20">Health, safety, and convenience all in one system</text:p>
        </text:list-item>
        <text:list-item>
          <text:p text:style-name="P20">First mover advantage with patentable elements that are very difficult to copy</text:p>
        </text:list-item>
      </text:list>
      <text:p text:style-name="P2"/>
      <text:h text:style-name="P3" text:outline-level="1"><text:span text:style-name="Strong_20_Emphasis">9. Funding Ask (Optional Section)</text:span></text:h>
      <text:p text:style-name="P1">(<text:span text:style-name="Emphasis">You can modify when pitching real investors</text:span>)</text:p>
      <text:p text:style-name="P1">We seek <text:span text:style-name="Strong_20_Emphasis">$2–$8M seed funding</text:span> to:</text:p>
      <text:list text:style-name="L17">
        <text:list-item>
          <text:p text:style-name="P21">Finalize humanoid motion &amp; safety system</text:p>
        </text:list-item>
        <text:list-item>
          <text:p text:style-name="P21">Build first generation AEC encoding/decoding platform</text:p>
        </text:list-item>
        <text:list-item>
          <text:p text:style-name="P21">Train AI cooking models</text:p>
        </text:list-item>
        <text:list-item>
          <text:p text:style-name="P21">Produce pilot units for homes and restaurants</text:p>
        </text:list-item>
        <text:list-item>
          <text:p text:style-name="P21">Begin agreements with ingredient vendors</text:p>
        </text:list-item>
        <text:list-item>
          <text:p text:style-name="P21">File a strong global patent family (US, EU, IL, CN, JP)</text:p>
        </text:list-item>
      </text:list>
      <text:p text:style-name="P2"/>
      <text:h text:style-name="P3" text:outline-level="1"><text:span text:style-name="Strong_20_Emphasis">10. Vision</text:span></text:h>
      <text:p text:style-name="P1"><text:span text:style-name="Strong_20_Emphasis">RoboChef becomes:</text:span></text:p>
      <text:list text:style-name="L18">
        <text:list-item>
          <text:p text:style-name="P22">The “Nespresso of the global food world"</text:p>
        </text:list-item>
        <text:list-item>
          <text:p text:style-name="P22">The leading humanoid cooking platform</text:p>
        </text:list-item>
        <text:list-item>
          <text:p text:style-name="P22">A household staple for millions</text:p>
        </text:list-item>
        <text:list-item>
          <text:p text:style-name="P22">A new international standard for authenticated food supplies</text:p>
        </text:list-item>
        <text:list-item>
          <text:p text:style-name="P22">A new revenue ecosystem connecting vendors, chefs, and consumers</text:p>
        </text:list-item>
      </text:list>
      <text:p text:style-name="P2"/>
      <text:h text:style-name="P3" text:outline-level="1"><text:span text:style-name="Strong_20_Emphasis">NEXT STEP</text:span></text:h>
      <text:p text:style-name="P1">Ready for:</text:p>
      <text:p text:style-name="P1">📘 <text:span text:style-name="Strong_20_Emphasis">Document #5 — Marketing &amp; Branding Deck</text:span><text:line-break/>or<text:line-break/>📘 <text:span text:style-name="Strong_20_Emphasis">Document #6 — Patent Claims Document (very important for filing)</text:span></text:p>
      <text:p text:style-name="P1">Tell me:</text:p>
      <text:p text:style-name="P1">👉 “Proceed with Marketing”<text:line-break/>or<text:line-break/>👉 “Start the Claims Document”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4:29:31.099325000</meta:creation-date>
    <dc:date>2025-11-16T14:30:49.481406400</dc:date>
    <meta:editing-duration>PT1M18S</meta:editing-duration>
    <meta:editing-cycles>1</meta:editing-cycles>
    <meta:document-statistic meta:table-count="1" meta:image-count="0" meta:object-count="0" meta:page-count="4" meta:paragraph-count="141" meta:word-count="928" meta:character-count="5907" meta:non-whitespace-character-count="5194"/>
    <meta:generator>LibreOffice/25.8.2.2$Windows_X86_64 LibreOffice_project/d401f2107ccab8f924a8e2df40f573aab7605b6f</meta:generator>
  </office:meta>
</office:document-meta>
</file>